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E7E6E6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E7E6E6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5" style:family="table-cell" style:parent-style-name="Default" style:data-style-name="N3">
      <style:table-cell-properties fo:border="thin solid #000000" style:vertical-align="middle" fo:wrap-option="wrap" fo:background-color="#FFFFFF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FFFFFF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28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Restaurant ID</text:p>
          </table:table-cell>
          <table:table-cell office:value-type="string" table:style-name="ce2">
            <text:p>City</text:p>
          </table:table-cell>
          <table:table-cell office:value-type="string" table:style-name="ce3">
            <text:p>Jan</text:p>
          </table:table-cell>
          <table:table-cell office:value-type="string" table:style-name="ce3">
            <text:p>Feb</text:p>
          </table:table-cell>
          <table:table-cell office:value-type="string" table:style-name="ce3">
            <text:p>Mar</text:p>
          </table:table-cell>
          <table:table-cell office:value-type="string" table:style-name="ce3">
            <text:p>Apr</text:p>
          </table:table-cell>
          <table:table-cell office:value-type="string" table:style-name="ce3">
            <text:p>May</text:p>
          </table:table-cell>
          <table:table-cell office:value-type="string" table:style-name="ce3">
            <text:p>June</text:p>
          </table:table-cell>
          <table:table-cell office:value-type="string" table:style-name="ce3">
            <text:p>Zone</text:p>
          </table:table-cell>
          <table:table-cell table:number-columns-repeated="16375"/>
        </table:table-row>
        <table:table-row table:style-name="ro2">
          <table:table-cell office:value-type="float" office:value="1200333" table:style-name="ce4">
            <text:p>1200333</text:p>
          </table:table-cell>
          <table:table-cell office:value-type="string" table:style-name="ce4">
            <text:p>Chicago</text:p>
          </table:table-cell>
          <table:table-cell office:value-type="float" office:value="18225" table:style-name="ce5">
            <text:p>18,225</text:p>
          </table:table-cell>
          <table:table-cell office:value-type="float" office:value="15184" table:style-name="ce5">
            <text:p>15,184</text:p>
          </table:table-cell>
          <table:table-cell office:value-type="float" office:value="98984" table:style-name="ce5">
            <text:p>98,984</text:p>
          </table:table-cell>
          <table:table-cell office:value-type="float" office:value="1500" table:style-name="ce5">
            <text:p>1,500</text:p>
          </table:table-cell>
          <table:table-cell office:value-type="float" office:value="71111" table:style-name="ce5">
            <text:p>71,111</text:p>
          </table:table-cell>
          <table:table-cell office:value-type="float" office:value="7889" table:style-name="ce5">
            <text:p>7,889</text:p>
          </table:table-cell>
          <table:table-cell office:value-type="float" office:value="1" table:formula="of:=VLOOKUP([.A2];['https://d.docs.live.net/58e4ee422fd4e1e7/Desktop/Capstone excel.xlsx'#Data_Set.A2:.D13];4;FALSE)" table:style-name="ce6">
            <text:p>1</text:p>
          </table:table-cell>
          <table:table-cell table:number-columns-repeated="16375"/>
        </table:table-row>
        <table:table-row table:style-name="ro2">
          <table:table-cell office:value-type="float" office:value="1200358" table:style-name="ce4">
            <text:p>1200358</text:p>
          </table:table-cell>
          <table:table-cell office:value-type="string" table:style-name="ce4">
            <text:p>Dallas</text:p>
          </table:table-cell>
          <table:table-cell office:value-type="float" office:value="78888" table:style-name="ce5">
            <text:p>78,888</text:p>
          </table:table-cell>
          <table:table-cell office:value-type="float" office:value="48211" table:style-name="ce5">
            <text:p>48,211</text:p>
          </table:table-cell>
          <table:table-cell office:value-type="float" office:value="15454" table:style-name="ce5">
            <text:p>15,454</text:p>
          </table:table-cell>
          <table:table-cell office:value-type="float" office:value="15845" table:style-name="ce5">
            <text:p>15,845</text:p>
          </table:table-cell>
          <table:table-cell office:value-type="float" office:value="48211" table:style-name="ce5">
            <text:p>48,211</text:p>
          </table:table-cell>
          <table:table-cell office:value-type="float" office:value="15000" table:style-name="ce5">
            <text:p>15,000</text:p>
          </table:table-cell>
          <table:table-cell office:value-type="float" office:value="2" table:formula="of:=VLOOKUP([.A3];['https://d.docs.live.net/58e4ee422fd4e1e7/Desktop/Capstone excel.xlsx'#Data_Set.A8:.D19];4;FALSE)" table:style-name="ce6">
            <text:p>2</text:p>
          </table:table-cell>
          <table:table-cell table:number-columns-repeated="16375"/>
        </table:table-row>
        <table:table-row table:style-name="ro1">
          <table:table-cell office:value-type="float" office:value="1200432" table:style-name="ce4">
            <text:p>1200432</text:p>
          </table:table-cell>
          <table:table-cell office:value-type="string" table:style-name="ce4">
            <text:p>Jersey City</text:p>
          </table:table-cell>
          <table:table-cell office:value-type="float" office:value="12121" table:style-name="ce5">
            <text:p>12,121</text:p>
          </table:table-cell>
          <table:table-cell office:value-type="float" office:value="14414" table:style-name="ce5">
            <text:p>14,414</text:p>
          </table:table-cell>
          <table:table-cell office:value-type="float" office:value="56451" table:style-name="ce5">
            <text:p>56,451</text:p>
          </table:table-cell>
          <table:table-cell office:value-type="float" office:value="89894" table:style-name="ce5">
            <text:p>89,894</text:p>
          </table:table-cell>
          <table:table-cell office:value-type="float" office:value="11112" table:style-name="ce5">
            <text:p>11,112</text:p>
          </table:table-cell>
          <table:table-cell office:value-type="float" office:value="8985" table:style-name="ce5">
            <text:p>8,985</text:p>
          </table:table-cell>
          <table:table-cell office:value-type="float" office:value="3" table:formula="of:=VLOOKUP([.A4];['https://d.docs.live.net/58e4ee422fd4e1e7/Desktop/Capstone excel.xlsx'#Data_Set.A13:.D24];4;FALSE)" table:style-name="ce6">
            <text:p>3</text:p>
          </table:table-cell>
          <table:table-cell table:number-columns-repeated="16375"/>
        </table:table-row>
        <table:table-row table:style-name="ro1">
          <table:table-cell office:value-type="float" office:value="1200989" table:style-name="ce4">
            <text:p>1200989</text:p>
          </table:table-cell>
          <table:table-cell office:value-type="string" table:style-name="ce4">
            <text:p>Kansas City</text:p>
          </table:table-cell>
          <table:table-cell office:value-type="float" office:value="15455" table:style-name="ce5">
            <text:p>15,455</text:p>
          </table:table-cell>
          <table:table-cell office:value-type="float" office:value="15454" table:style-name="ce5">
            <text:p>15,454</text:p>
          </table:table-cell>
          <table:table-cell office:value-type="float" office:value="11112" table:style-name="ce5">
            <text:p>11,112</text:p>
          </table:table-cell>
          <table:table-cell office:value-type="float" office:value="11112" table:style-name="ce5">
            <text:p>11,112</text:p>
          </table:table-cell>
          <table:table-cell office:value-type="float" office:value="20000" table:style-name="ce5">
            <text:p>20,000</text:p>
          </table:table-cell>
          <table:table-cell office:value-type="float" office:value="10000" table:style-name="ce5">
            <text:p>10,000</text:p>
          </table:table-cell>
          <table:table-cell office:value-type="float" office:value="4" table:formula="of:=VLOOKUP([.A5];['https://d.docs.live.net/58e4ee422fd4e1e7/Desktop/Capstone excel.xlsx'#Data_Set.A6:.D17];4;FALSE)" table:style-name="ce6">
            <text:p>4</text:p>
          </table:table-cell>
          <table:table-cell table:number-columns-repeated="16375"/>
        </table:table-row>
        <table:table-row table:style-name="ro2">
          <table:table-cell office:value-type="float" office:value="1200789" table:style-name="ce4">
            <text:p>1200789</text:p>
          </table:table-cell>
          <table:table-cell office:value-type="string" table:style-name="ce4">
            <text:p>Madison</text:p>
          </table:table-cell>
          <table:table-cell office:value-type="float" office:value="56451" table:style-name="ce5">
            <text:p>56,451</text:p>
          </table:table-cell>
          <table:table-cell office:value-type="float" office:value="78451" table:style-name="ce5">
            <text:p>78,451</text:p>
          </table:table-cell>
          <table:table-cell office:value-type="float" office:value="15487" table:style-name="ce5">
            <text:p>15,487</text:p>
          </table:table-cell>
          <table:table-cell office:value-type="float" office:value="87844" table:style-name="ce5">
            <text:p>87,844</text:p>
          </table:table-cell>
          <table:table-cell office:value-type="float" office:value="15845" table:style-name="ce5">
            <text:p>15,845</text:p>
          </table:table-cell>
          <table:table-cell office:value-type="float" office:value="5655" table:style-name="ce7">
            <text:p>5,655</text:p>
          </table:table-cell>
          <table:table-cell office:value-type="float" office:value="4" table:formula="of:=VLOOKUP([.A6];['https://d.docs.live.net/58e4ee422fd4e1e7/Desktop/Capstone excel.xlsx'#Data_Set.A12:.D23];4;FALSE)" table:style-name="ce6">
            <text:p>4</text:p>
          </table:table-cell>
          <table:table-cell table:number-columns-repeated="16375"/>
        </table:table-row>
        <table:table-row table:style-name="ro2">
          <table:table-cell office:value-type="float" office:value="1200289" table:style-name="ce4">
            <text:p>1200289</text:p>
          </table:table-cell>
          <table:table-cell office:value-type="string" table:style-name="ce4">
            <text:p>Miami</text:p>
          </table:table-cell>
          <table:table-cell office:value-type="float" office:value="48211" table:style-name="ce5">
            <text:p>48,211</text:p>
          </table:table-cell>
          <table:table-cell office:value-type="float" office:value="16595" table:style-name="ce5">
            <text:p>16,595</text:p>
          </table:table-cell>
          <table:table-cell office:value-type="float" office:value="18498" table:style-name="ce5">
            <text:p>18,498</text:p>
          </table:table-cell>
          <table:table-cell office:value-type="float" office:value="11112" table:style-name="ce5">
            <text:p>11,112</text:p>
          </table:table-cell>
          <table:table-cell office:value-type="float" office:value="16595" table:style-name="ce5">
            <text:p>16,595</text:p>
          </table:table-cell>
          <table:table-cell office:value-type="float" office:value="15151" table:style-name="ce5">
            <text:p>15,151</text:p>
          </table:table-cell>
          <table:table-cell office:value-type="float" office:value="1" table:formula="of:=VLOOKUP([.A7];['https://d.docs.live.net/58e4ee422fd4e1e7/Desktop/Capstone excel.xlsx'#Data_Set.A9:.D20];4;FALSE)" table:style-name="ce6">
            <text:p>1</text:p>
          </table:table-cell>
          <table:table-cell table:number-columns-repeated="16375"/>
        </table:table-row>
        <table:table-row table:style-name="ro1">
          <table:table-cell office:value-type="float" office:value="1200739" table:style-name="ce4">
            <text:p>1200739</text:p>
          </table:table-cell>
          <table:table-cell office:value-type="string" table:style-name="ce4">
            <text:p>New Orleans</text:p>
          </table:table-cell>
          <table:table-cell office:value-type="float" office:value="16595" table:style-name="ce5">
            <text:p>16,595</text:p>
          </table:table-cell>
          <table:table-cell office:value-type="float" office:value="15487" table:style-name="ce5">
            <text:p>15,487</text:p>
          </table:table-cell>
          <table:table-cell office:value-type="float" office:value="48211" table:style-name="ce5">
            <text:p>48,211</text:p>
          </table:table-cell>
          <table:table-cell office:value-type="float" office:value="78787" table:style-name="ce5">
            <text:p>78,787</text:p>
          </table:table-cell>
          <table:table-cell office:value-type="float" office:value="45484" table:style-name="ce5">
            <text:p>45,484</text:p>
          </table:table-cell>
          <table:table-cell office:value-type="float" office:value="44544" table:style-name="ce5">
            <text:p>44,544</text:p>
          </table:table-cell>
          <table:table-cell office:value-type="float" office:value="1" table:formula="of:=VLOOKUP([.A8];['https://d.docs.live.net/58e4ee422fd4e1e7/Desktop/Capstone excel.xlsx'#Data_Set.A10:.D21];4;FALSE)" table:style-name="ce6">
            <text:p>1</text:p>
          </table:table-cell>
          <table:table-cell table:number-columns-repeated="16375"/>
        </table:table-row>
        <table:table-row table:style-name="ro2">
          <table:table-cell office:value-type="float" office:value="1200352" table:style-name="ce4">
            <text:p>1200352</text:p>
          </table:table-cell>
          <table:table-cell office:value-type="string" table:style-name="ce4">
            <text:p>New York</text:p>
          </table:table-cell>
          <table:table-cell office:value-type="float" office:value="15184" table:style-name="ce5">
            <text:p>15,184</text:p>
          </table:table-cell>
          <table:table-cell office:value-type="float" office:value="15845" table:style-name="ce5">
            <text:p>15,845</text:p>
          </table:table-cell>
          <table:table-cell office:value-type="float" office:value="41545" table:style-name="ce5">
            <text:p>41,545</text:p>
          </table:table-cell>
          <table:table-cell office:value-type="float" office:value="1622" table:style-name="ce5">
            <text:p>1,622</text:p>
          </table:table-cell>
          <table:table-cell office:value-type="float" office:value="15151" table:style-name="ce5">
            <text:p>15,151</text:p>
          </table:table-cell>
          <table:table-cell office:value-type="float" office:value="15184" table:style-name="ce5">
            <text:p>15,184</text:p>
          </table:table-cell>
          <table:table-cell office:value-type="float" office:value="2" table:formula="of:=VLOOKUP([.A9];['https://d.docs.live.net/58e4ee422fd4e1e7/Desktop/Capstone excel.xlsx'#Data_Set.A3:.D14];4;FALSE)" table:style-name="ce6">
            <text:p>2</text:p>
          </table:table-cell>
          <table:table-cell table:number-columns-repeated="16375"/>
        </table:table-row>
        <table:table-row table:style-name="ro2">
          <table:table-cell office:value-type="float" office:value="1200498" table:style-name="ce4">
            <text:p>1200498</text:p>
          </table:table-cell>
          <table:table-cell office:value-type="string" table:style-name="ce4">
            <text:p>Phoenix</text:p>
          </table:table-cell>
          <table:table-cell office:value-type="float" office:value="15487" table:style-name="ce5">
            <text:p>15,487</text:p>
          </table:table-cell>
          <table:table-cell office:value-type="float" office:value="56451" table:style-name="ce5">
            <text:p>56,451</text:p>
          </table:table-cell>
          <table:table-cell office:value-type="float" office:value="16595" table:style-name="ce5">
            <text:p>16,595</text:p>
          </table:table-cell>
          <table:table-cell office:value-type="float" office:value="15487" table:style-name="ce5">
            <text:p>15,487</text:p>
          </table:table-cell>
          <table:table-cell office:value-type="float" office:value="15184" table:style-name="ce5">
            <text:p>15,184</text:p>
          </table:table-cell>
          <table:table-cell office:value-type="float" office:value="1515" table:style-name="ce5">
            <text:p>1,515</text:p>
          </table:table-cell>
          <table:table-cell office:value-type="float" office:value="2" table:formula="of:=VLOOKUP([.A10];['https://d.docs.live.net/58e4ee422fd4e1e7/Desktop/Capstone excel.xlsx'#Data_Set.A11:.D22];4;FALSE)" table:style-name="ce6">
            <text:p>2</text:p>
          </table:table-cell>
          <table:table-cell table:number-columns-repeated="16375"/>
        </table:table-row>
        <table:table-row table:style-name="ro2">
          <table:table-cell office:value-type="float" office:value="1200444" table:style-name="ce4">
            <text:p>1200444</text:p>
          </table:table-cell>
          <table:table-cell office:value-type="string" table:style-name="ce4">
            <text:p>San Jose</text:p>
          </table:table-cell>
          <table:table-cell office:value-type="float" office:value="15454" table:style-name="ce5">
            <text:p>15,454</text:p>
          </table:table-cell>
          <table:table-cell office:value-type="float" office:value="18498" table:style-name="ce5">
            <text:p>18,498</text:p>
          </table:table-cell>
          <table:table-cell office:value-type="float" office:value="15455" table:style-name="ce5">
            <text:p>15,455</text:p>
          </table:table-cell>
          <table:table-cell office:value-type="float" office:value="15184" table:style-name="ce5">
            <text:p>15,184</text:p>
          </table:table-cell>
          <table:table-cell office:value-type="float" office:value="18498" table:style-name="ce5">
            <text:p>18,498</text:p>
          </table:table-cell>
          <table:table-cell office:value-type="float" office:value="20000" table:style-name="ce5">
            <text:p>20,000</text:p>
          </table:table-cell>
          <table:table-cell office:value-type="float" office:value="3" table:formula="of:=VLOOKUP([.A11];['https://d.docs.live.net/58e4ee422fd4e1e7/Desktop/Capstone excel.xlsx'#Data_Set.A7:.D18];4;FALSE)" table:style-name="ce6">
            <text:p>3</text:p>
          </table:table-cell>
          <table:table-cell table:number-columns-repeated="16375"/>
        </table:table-row>
        <table:table-row table:style-name="ro2">
          <table:table-cell office:value-type="float" office:value="1200669" table:style-name="ce4">
            <text:p>1200669</text:p>
          </table:table-cell>
          <table:table-cell office:value-type="string" table:style-name="ce4">
            <text:p>Seattle</text:p>
          </table:table-cell>
          <table:table-cell office:value-type="float" office:value="15845" table:style-name="ce5">
            <text:p>15,845</text:p>
          </table:table-cell>
          <table:table-cell office:value-type="float" office:value="11112" table:style-name="ce5">
            <text:p>11,112</text:p>
          </table:table-cell>
          <table:table-cell office:value-type="float" office:value="15184" table:style-name="ce5">
            <text:p>15,184</text:p>
          </table:table-cell>
          <table:table-cell office:value-type="float" office:value="15184" table:style-name="ce5">
            <text:p>15,184</text:p>
          </table:table-cell>
          <table:table-cell office:value-type="float" office:value="78787" table:style-name="ce5">
            <text:p>78,787</text:p>
          </table:table-cell>
          <table:table-cell office:value-type="float" office:value="15845" table:style-name="ce5">
            <text:p>15,845</text:p>
          </table:table-cell>
          <table:table-cell office:value-type="float" office:value="3" table:formula="of:=VLOOKUP([.A12];['https://d.docs.live.net/58e4ee422fd4e1e7/Desktop/Capstone excel.xlsx'#Data_Set.A4:.D15];4;FALSE)" table:style-name="ce6">
            <text:p>3</text:p>
          </table:table-cell>
          <table:table-cell table:number-columns-repeated="16375"/>
        </table:table-row>
        <table:table-row table:style-name="ro1">
          <table:table-cell office:value-type="float" office:value="1200888" table:style-name="ce4">
            <text:p>1200888</text:p>
          </table:table-cell>
          <table:table-cell office:value-type="string" table:style-name="ce4">
            <text:p>Washington</text:p>
          </table:table-cell>
          <table:table-cell office:value-type="float" office:value="11112" table:style-name="ce5">
            <text:p>11,112</text:p>
          </table:table-cell>
          <table:table-cell office:value-type="float" office:value="15455" table:style-name="ce5">
            <text:p>15,455</text:p>
          </table:table-cell>
          <table:table-cell office:value-type="float" office:value="15845" table:style-name="ce5">
            <text:p>15,845</text:p>
          </table:table-cell>
          <table:table-cell office:value-type="float" office:value="15845" table:style-name="ce5">
            <text:p>15,845</text:p>
          </table:table-cell>
          <table:table-cell office:value-type="float" office:value="10000" table:style-name="ce5">
            <text:p>10,000</text:p>
          </table:table-cell>
          <table:table-cell office:value-type="float" office:value="11112" table:style-name="ce5">
            <text:p>11,112</text:p>
          </table:table-cell>
          <table:table-cell office:value-type="float" office:value="4" table:formula="of:=VLOOKUP([.A13];['https://d.docs.live.net/58e4ee422fd4e1e7/Desktop/Capstone excel.xlsx'#Data_Set.A5:.D16];4;FALSE)" table:style-name="ce6">
            <text:p>4</text:p>
          </table:table-cell>
          <table:table-cell table:number-columns-repeated="16375"/>
        </table:table-row>
        <table:table-row table:number-rows-repeated="1048563" table:style-name="ro2">
          <table:table-cell table:number-columns-repeated="16384"/>
        </table:table-row>
      </table:table>
      <table:table table:name="'https://d.docs.live.net/58e4ee422fd4e1e7/Desktop/Capstone%20excel.xlsx'#Data_Set" table:style-name="ta2">
        <table:table-source xlink:href="https://d.docs.live.net/58e4ee422fd4e1e7/Desktop/Capstone%20excel.xlsx" table:table-name="Data_Set" table:mode="copy-results-only"/>
        <table:table-column/>
        <table:table-row>
          <table:table-cell table:number-columns-repeated="16384"/>
        </table:table-row>
        <table:table-row>
          <table:table-cell office:value-type="float" office:value="1200333"/>
          <table:table-cell office:value-type="string" office:string-value="Chicago "/>
          <table:table-cell office:value-type="string" office:string-value="Water Tower Place Mall, near city gallery"/>
          <table:table-cell office:value-type="float" office:value="1"/>
          <table:table-cell table:number-columns-repeated="16380"/>
        </table:table-row>
        <table:table-row>
          <table:table-cell office:value-type="float" office:value="1200352"/>
          <table:table-cell office:value-type="string" office:string-value="New York"/>
          <table:table-cell office:value-type="string" office:string-value="Manhattan Mall, Queens, New York"/>
          <table:table-cell office:value-type="float" office:value="2"/>
          <table:table-cell table:number-columns-repeated="16380"/>
        </table:table-row>
        <table:table-row>
          <table:table-cell table:number-columns-repeated="16384"/>
        </table:table-row>
        <table:table-row>
          <table:table-cell office:value-type="float" office:value="1200669"/>
          <table:table-cell office:value-type="string" office:string-value="Seattle "/>
          <table:table-cell office:value-type="string" office:string-value="North Gate Mall,"/>
          <table:table-cell office:value-type="float" office:value="3"/>
          <table:table-cell table:number-columns-repeated="16380"/>
        </table:table-row>
        <table:table-row>
          <table:table-cell table:number-columns-repeated="2"/>
          <table:table-cell office:value-type="string" office:string-value="Wallingford center"/>
          <table:table-cell table:number-columns-repeated="16381"/>
        </table:table-row>
        <table:table-row>
          <table:table-cell office:value-type="float" office:value="1200888"/>
          <table:table-cell office:value-type="string" office:string-value="Washington"/>
          <table:table-cell office:value-type="string" office:string-value="Spring valley shopping center, Tysons Corner Center, Washington "/>
          <table:table-cell office:value-type="float" office:value="4"/>
          <table:table-cell table:number-columns-repeated="16380"/>
        </table:table-row>
        <table:table-row>
          <table:table-cell office:value-type="float" office:value="1200989"/>
          <table:table-cell office:value-type="string" office:string-value="Kansas City"/>
          <table:table-cell office:value-type="string" office:string-value="Crown Center, Overland Park, Kansas City"/>
          <table:table-cell office:value-type="float" office:value="4"/>
          <table:table-cell table:number-columns-repeated="16380"/>
        </table:table-row>
        <table:table-row>
          <table:table-cell office:value-type="float" office:value="1200444"/>
          <table:table-cell office:value-type="string" office:string-value="San Jose"/>
          <table:table-cell office:value-type="string" office:string-value="Oakridge Mall, Almaden neighborhood of San Jose"/>
          <table:table-cell office:value-type="float" office:value="3"/>
          <table:table-cell table:number-columns-repeated="16380"/>
        </table:table-row>
        <table:table-row>
          <table:table-cell office:value-type="float" office:value="1200358"/>
          <table:table-cell office:value-type="string" office:string-value="Dallas"/>
          <table:table-cell office:value-type="string" office:string-value="NorthPark Center, Highland Park Village"/>
          <table:table-cell office:value-type="float" office:value="2"/>
          <table:table-cell table:number-columns-repeated="16380"/>
        </table:table-row>
        <table:table-row>
          <table:table-cell office:value-type="float" office:value="1200289"/>
          <table:table-cell office:value-type="string" office:string-value="Miami"/>
          <table:table-cell office:value-type="string" office:string-value="Brickell City Centre, Brickell Avenue south of the Miami River,"/>
          <table:table-cell office:value-type="float" office:value="1"/>
          <table:table-cell table:number-columns-repeated="16380"/>
        </table:table-row>
        <table:table-row>
          <table:table-cell office:value-type="float" office:value="1200739"/>
          <table:table-cell office:value-type="string" office:string-value="New Orleans"/>
          <table:table-cell office:value-type="string" office:string-value="Village Aurora Shopping Center, 4100 General De Gaulle Dr, New Orleans,"/>
          <table:table-cell office:value-type="float" office:value="1"/>
          <table:table-cell table:number-columns-repeated="16380"/>
        </table:table-row>
        <table:table-row>
          <table:table-cell office:value-type="float" office:value="1200498"/>
          <table:table-cell office:value-type="string" office:string-value="Phoenix"/>
          <table:table-cell office:value-type="string" office:string-value="Arizona Center, 455 N 3rd St, Phoenix, AZ 85004,"/>
          <table:table-cell office:value-type="float" office:value="2"/>
          <table:table-cell table:number-columns-repeated="16380"/>
        </table:table-row>
        <table:table-row>
          <table:table-cell office:value-type="float" office:value="1200789"/>
          <table:table-cell office:value-type="string" office:string-value="Madison"/>
          <table:table-cell office:value-type="string" office:string-value="Hilldale Shopping Center, 726 N Midvale Blvd, Madison"/>
          <table:table-cell office:value-type="float" office:value="4"/>
          <table:table-cell table:number-columns-repeated="16380"/>
        </table:table-row>
        <table:table-row>
          <table:table-cell office:value-type="float" office:value="1200432"/>
          <table:table-cell office:value-type="string" office:string-value="Jersey City"/>
          <table:table-cell office:value-type="string" office:string-value="Newport Centre, 30 Mall Dr W, Jersey City, NJ 07310,"/>
          <table:table-cell office:value-type="float" office:value="3"/>
          <table:table-cell table:number-columns-repeated="16380"/>
        </table:table-row>
        <table:table-row table:number-rows-repeated="1048561">
          <table:table-cell table:number-columns-repeated="16380"/>
        </table:table-row>
      </table:table>
      <table:table table:name="'https://d.docs.live.net/58e4ee422fd4e1e7/Desktop/Capstone%20excel.xlsx'#Sales_Data" table:style-name="ta2">
        <table:table-source xlink:href="https://d.docs.live.net/58e4ee422fd4e1e7/Desktop/Capstone%20excel.xlsx" table:table-name="Sales_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d.docs.live.net/58e4ee422fd4e1e7/Desktop/Capstone%20excel.xlsx'#Sheet3" table:style-name="ta2">
        <table:table-source xlink:href="https://d.docs.live.net/58e4ee422fd4e1e7/Desktop/Capstone%20excel.xlsx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d.docs.live.net/58e4ee422fd4e1e7/Desktop/Capstone%20excel.xlsx'#Variable_Description" table:style-name="ta2">
        <table:table-source xlink:href="https://d.docs.live.net/58e4ee422fd4e1e7/Desktop/Capstone%20excel.xlsx" table:table-name="Variable_Descripti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d.docs.live.net/58e4ee422fd4e1e7/Desktop/Capstone%20excel.xlsx'#Menu" table:style-name="ta2">
        <table:table-source xlink:href="https://d.docs.live.net/58e4ee422fd4e1e7/Desktop/Capstone%20excel.xlsx" table:table-name="Menu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poojitha prathipati</meta:initial-creator>
    <dc:creator>poojitha prathipati</dc:creator>
    <meta:creation-date>2023-10-21T16:56:20Z</meta:creation-date>
    <dc:date>2023-10-21T16:56:58Z</dc:date>
  </office:meta>
</office:document-meta>
</file>